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Chapter 13 — Emotional Triggers, Stress, and Blood Pressure</text:span></text:h>
      <text:p text:style-name="Text_20_body"><text:span text:style-name="Emphasis">(Option A: The Practical Guide)</text:span></text:p>
      <text:p text:style-name="Text_20_body">Blood pressure doesn’t rise only because of arteries, salt, or age. The mind has a hand on the valve too. Not in a vague “stress is bad for you” way, but in very specific, physiological ways that you can track and change. This chapter shows you how to recognise these triggers early, interrupt them, and keep your blood pressure from surging unnecessarily.</text:p>
      <text:p text:style-name="Horizontal_20_Line"/>
      <text:h text:style-name="Heading_20_2" text:outline-level="2"><text:span text:style-name="Strong_20_Emphasis">1. Why the Emotional System and the Cardiovascular System Are Entangled</text:span></text:h>
      <text:p text:style-name="Text_20_body">Stress hormones (adrenaline, noradrenaline, cortisol) are not psychological fluff. They act directly on:</text:p>
      <text:list text:style-name="L1">
        <text:list-item>
          <text:p text:style-name="P1">The smooth muscle around arteries (tightening them)</text:p>
        </text:list-item>
        <text:list-item>
          <text:p text:style-name="P1">The heart’s pacemaker cells (speeding them)</text:p>
        </text:list-item>
        <text:list-item>
          <text:p text:style-name="P1">The kidneys (telling them to retain sodium)</text:p>
        </text:list-item>
      </text:list>
      <text:p text:style-name="Text_20_body">This reaction evolved for danger, not email, loneliness, or worry about money — but your body can’t tell the difference. Once triggered, the chemical cascade can last hours.</text:p>
      <text:p text:style-name="Text_20_body">Understanding this isn’t “emotional wellness”. It’s pure physiology: fewer hormone surges = lower baseline BP.</text:p>
      <text:p text:style-name="Horizontal_20_Line"/>
      <text:h text:style-name="Heading_20_2" text:outline-level="2"><text:span text:style-name="Strong_20_Emphasis">2. The Four Predictable Emotional Triggers</text:span></text:h>
      <text:p text:style-name="Text_20_body">Not everyone reacts to the same stressor, but almost everyone has one of these four categories. Identify yours and you’ll gain leverage.</text:p>
      <text:h text:style-name="Heading_20_3" text:outline-level="3"><text:span text:style-name="Strong_20_Emphasis">A. The Anger/Fight Trigger</text:span></text:h>
      <text:p text:style-name="Text_20_body">Short fuse, irritability, a sense of injustice.<text:line-break/>Physiology: immediate spike in adrenaline → instant BP rise.<text:line-break/>Clue: BP feels “hot”, chest tight.</text:p>
      <text:h text:style-name="Heading_20_3" text:outline-level="3"><text:span text:style-name="Strong_20_Emphasis">B. The Anxiety/Threat Trigger</text:span></text:h>
      <text:p text:style-name="Text_20_body">Future-oriented fear (finances, health, loss).<text:line-break/>Physiology: sustained cortisol → elevated BP for hours.<text:line-break/>Clue: mind churns, jaw clenches, shallow breathing.</text:p>
      <text:h text:style-name="Heading_20_3" text:outline-level="3"><text:soft-page-break/><text:span text:style-name="Strong_20_Emphasis">C. The Overwhelm/Load Trigger</text:span></text:h>
      <text:p text:style-name="Text_20_body">Too many tasks, too much noise, too many expectations.<text:line-break/>Physiology: adrenaline + cortisol mix.<text:line-break/>Clue: racing mind but physical fatigue.</text:p>
      <text:h text:style-name="Heading_20_3" text:outline-level="3"><text:span text:style-name="Strong_20_Emphasis">D. The Loneliness/Isolation Trigger</text:span></text:h>
      <text:p text:style-name="Text_20_body">Underrated but potent. Humans are social animals.<text:line-break/>Physiology: increases sympathetic tone (the “on” switch).<text:line-break/>Clue: vague unease, disrupted sleep, eating to cope.</text:p>
      <text:p text:style-name="Text_20_body">You don’t need therapy to manage these — you need to recognise the pattern and cut it off at the neck.</text:p>
      <text:p text:style-name="Horizontal_20_Line"/>
      <text:h text:style-name="Heading_20_2" text:outline-level="2"><text:span text:style-name="Strong_20_Emphasis">3. The Early Warning Signs: Catch the Spike Before It Starts</text:span></text:h>
      <text:p text:style-name="Text_20_body">Most people only notice once they’re already in the emotional storm. The trick is to pick up the <text:span text:style-name="Strong_20_Emphasis">pre-signal</text:span>.</text:p>
      <text:p text:style-name="Text_20_body">Common early signs:</text:p>
      <text:list text:style-name="L2">
        <text:list-item>
          <text:p text:style-name="P2">Shoulders rise without noticing</text:p>
        </text:list-item>
        <text:list-item>
          <text:p text:style-name="P2">Breath comes from chest, not diaphragm</text:p>
        </text:list-item>
        <text:list-item>
          <text:p text:style-name="P2">You can’t stop rehearsing a conversation</text:p>
        </text:list-item>
        <text:list-item>
          <text:p text:style-name="P2">Sudden heat in your face or ears</text:p>
        </text:list-item>
        <text:list-item>
          <text:p text:style-name="P2">You lose your place in what you were doing</text:p>
        </text:list-item>
        <text:list-item>
          <text:p text:style-name="P2">You sigh repeatedly</text:p>
        </text:list-item>
        <text:list-item>
          <text:p text:style-name="P2">Jaw clenches just before you “wake up” to it</text:p>
        </text:list-item>
      </text:list>
      <text:p text:style-name="Text_20_body">These precede the hormonal surge by 30–90 seconds. Catching that window is the whole game.</text:p>
      <text:p text:style-name="Horizontal_20_Line"/>
      <text:h text:style-name="Heading_20_2" text:outline-level="2"><text:span text:style-name="Strong_20_Emphasis">4. The “Interrupt Sequence” — A Neurological Brake System</text:span></text:h>
      <text:p text:style-name="Text_20_body">When you feel the early signs, you run this sequence. It doesn’t require meditation, apps, or candles. It is pure biology.</text:p>
      <text:h text:style-name="Heading_20_3" text:outline-level="3"><text:span text:style-name="Strong_20_Emphasis">Step 1 — Exhale hard (3 seconds), then long inhale (4 seconds)</text:span></text:h>
      <text:p text:style-name="Text_20_body">Counter-intuitive: the <text:span text:style-name="Emphasis">exhale</text:span> is the brake.<text:line-break/>It stimulates your vagus nerve immediately.</text:p>
      <text:h text:style-name="Heading_20_3" text:outline-level="3"><text:span text:style-name="Strong_20_Emphasis">Step 2 — Drop your shoulders deliberately</text:span></text:h>
      <text:p text:style-name="Text_20_body">This breaks the spinal reflex loop that maintains tension.</text:p>
      <text:h text:style-name="Heading_20_3" text:outline-level="3"><text:soft-page-break/><text:span text:style-name="Strong_20_Emphasis">Step 3 — Look at something far away (10–20 metres)</text:span></text:h>
      <text:p text:style-name="Text_20_body">Distance vision signals the brainstem to exit “threat mode”.</text:p>
      <text:h text:style-name="Heading_20_3" text:outline-level="3"><text:span text:style-name="Strong_20_Emphasis">Step 4 — Move your jaw side to side</text:span></text:h>
      <text:p text:style-name="Text_20_body">This interrupts sympathetic dominance via the trigeminal nerve.</text:p>
      <text:p text:style-name="Text_20_body">Total time: 10–15 seconds.<text:line-break/>Effect: adrenaline release is blunted, not eliminated, so the spike never fully develops.</text:p>
      <text:p text:style-name="Text_20_body">Do this 3–5 times a day when life is heavy. It becomes automatic.</text:p>
      <text:p text:style-name="Horizontal_20_Line"/>
      <text:h text:style-name="Heading_20_2" text:outline-level="2"><text:span text:style-name="Strong_20_Emphasis">5. Chronic Stress Load: Why Some People Stay High Even When Calm</text:span></text:h>
      <text:p text:style-name="Text_20_body">Some people say, “But I’m not stressed.” Their BP says otherwise.</text:p>
      <text:p text:style-name="Text_20_body">Three hidden stress-loaders:</text:p>
      <text:h text:style-name="Heading_20_3" text:outline-level="3"><text:span text:style-name="Strong_20_Emphasis">A. Poor Sleep Quality</text:span></text:h>
      <text:p text:style-name="Text_20_body">Even with 7–9 hours, micro-awakenings keep cortisol elevated.<text:line-break/>Solution: cool room, consistent times, early light exposure.</text:p>
      <text:h text:style-name="Heading_20_3" text:outline-level="3"><text:span text:style-name="Strong_20_Emphasis">B. Unstructured Days</text:span></text:h>
      <text:p text:style-name="Text_20_body">A drifting day increases sympathetic tone.<text:line-break/>Solution: 3 anchors: morning light, mid-day meal, evening wind-down.</text:p>
      <text:h text:style-name="Heading_20_3" text:outline-level="3"><text:span text:style-name="Strong_20_Emphasis">C. Unfinished Tasks</text:span></text:h>
      <text:p text:style-name="Text_20_body">The brain keeps unresolved tasks in “active memory”.<text:line-break/>Solution: nightly 5-minute “dump list”.</text:p>
      <text:p text:style-name="Text_20_body">This reduces baseline BP by removing the background hum.</text:p>
      <text:p text:style-name="Horizontal_20_Line"/>
      <text:h text:style-name="Heading_20_2" text:outline-level="2"><text:span text:style-name="Strong_20_Emphasis">6. High-BP Personalities: Not Judgement — Pattern Recognition</text:span></text:h>
      <text:p text:style-name="Text_20_body">Certain traits correlate with sympathetic dominance:</text:p>
      <text:list text:style-name="L3">
        <text:list-item>
          <text:p text:style-name="P3">Over-responsibility</text:p>
        </text:list-item>
        <text:list-item>
          <text:p text:style-name="P3">High conscientiousness</text:p>
        </text:list-item>
        <text:list-item>
          <text:p text:style-name="P3">Internalising anger</text:p>
        </text:list-item>
        <text:list-item>
          <text:p text:style-name="P3">Reluctance to say “no”</text:p>
        </text:list-item>
        <text:list-item>
          <text:p text:style-name="P3">Planning every detail</text:p>
        </text:list-item>
        <text:list-item>
          <text:p text:style-name="P3"><text:soft-page-break/>Emotional self-reliance to the point of isolation</text:p>
        </text:list-item>
      </text:list>
      <text:p text:style-name="Text_20_body">These are strengths — until they raise blood pressure.<text:line-break/>The aim isn't to change your personality; it’s to remove the chronic tension these traits unconsciously create.</text:p>
      <text:h text:style-name="Heading_20_1" text:outline-level="1"><text:span text:style-name="Strong_20_Emphasis">Chapter 13B — How to Break Stress Habits That Have Followed You for Decades</text:span></text:h>
      <text:p text:style-name="Text_20_body"><text:span text:style-name="Emphasis">(Option B: The Hard Reset)</text:span></text:p>
      <text:p text:style-name="Text_20_body">Most long-term stress patterns aren’t caused by “personality”. They’re learned responses — years or decades old — that fire automatically. You don’t reason with them. You replace them.</text:p>
      <text:p text:style-name="Text_20_body">This chapter gives you the <text:span text:style-name="Strong_20_Emphasis">mechanics</text:span> for doing exactly that.</text:p>
      <text:p text:style-name="Text_20_body">There are no affirmations, no motivational fluff, no therapy-speak. Just physiology, habit loops, and practical interventions that work for intelligent, self-directed people.</text:p>
      <text:p text:style-name="Horizontal_20_Line"/>
      <text:h text:style-name="Heading_20_2" text:outline-level="2"><text:span text:style-name="Strong_20_Emphasis">1. Long-Term Stress Is a Loop, Not a Character Trait</text:span></text:h>
      <text:p text:style-name="Text_20_body">A stress habit has three components:</text:p>
      <text:list text:style-name="L8">
        <text:list-item>
          <text:p text:style-name="P8"><text:span text:style-name="Strong_20_Emphasis">Trigger</text:span><text:line-break/>Something sets the body off — conflict, uncertainty, deadlines, loneliness.</text:p>
        </text:list-item>
        <text:list-item>
          <text:p text:style-name="P8"><text:span text:style-name="Strong_20_Emphasis">Internal Reaction</text:span><text:line-break/>A physical state emerges: tight chest, shallow breath, racing thoughts.</text:p>
        </text:list-item>
        <text:list-item>
          <text:p text:style-name="P8"><text:span text:style-name="Strong_20_Emphasis">Behaviour</text:span><text:line-break/>You do something to discharge the discomfort: overthinking, withdrawing, getting angry, working harder, eating, pacing, lying awake.</text:p>
        </text:list-item>
      </text:list>
      <text:p text:style-name="Text_20_body">None of these steps are “who you are”.<text:line-break/>They’re an <text:span text:style-name="Strong_20_Emphasis">automatic loop</text:span> your nervous system has rehearsed thousands of times.</text:p>
      <text:p text:style-name="Text_20_body">If you interrupt <text:span text:style-name="Strong_20_Emphasis">any</text:span> of the three parts consistently, the loop weakens.</text:p>
      <text:p text:style-name="Horizontal_20_Line"/>
      <text:h text:style-name="Heading_20_2" text:outline-level="2"><text:span text:style-name="Strong_20_Emphasis">2. Identify Your Primary Loop: The Pattern That Repeats</text:span></text:h>
      <text:p text:style-name="Text_20_body">Most people have one dominant stress loop, even if they think they have several.</text:p>
      <text:h text:style-name="Heading_20_3" text:outline-level="3"><text:span text:style-name="Strong_20_Emphasis">A. The Overthinker Loop</text:span></text:h>
      <text:p text:style-name="Text_20_body">Trigger: uncertainty, fear of being unprepared<text:line-break/>Reaction: racing mind, jaw tension<text:line-break/>Behaviour: trying to plan every outcome<text:line-break/>Cost: cortisol stays high for hours</text:p>
      <text:h text:style-name="Heading_20_3" text:outline-level="3"><text:soft-page-break/><text:span text:style-name="Strong_20_Emphasis">B. The Anger Loop</text:span></text:h>
      <text:p text:style-name="Text_20_body">Trigger: frustration, incompetence in others, disrespect<text:line-break/>Reaction: heat in chest and face<text:line-break/>Behaviour: confront, snap, stew, or suppress<text:line-break/>Cost: adrenaline spikes → blood pressure spikes</text:p>
      <text:h text:style-name="Heading_20_3" text:outline-level="3"><text:span text:style-name="Strong_20_Emphasis">C. The Withdrawal Loop</text:span></text:h>
      <text:p text:style-name="Text_20_body">Trigger: overwhelm, emotional fatigue<text:line-break/>Reaction: mental fog, want to be alone<text:line-break/>Behaviour: shut down, disengage<text:line-break/>Cost: sympathetic system stays chronically activated</text:p>
      <text:h text:style-name="Heading_20_3" text:outline-level="3"><text:span text:style-name="Strong_20_Emphasis">D. The Over-Responsibility Loop</text:span></text:h>
      <text:p text:style-name="Text_20_body">Trigger: others needing something<text:line-break/>Reaction: internal pressure to fix or help<text:line-break/>Behaviour: take on too much, avoid saying no<text:line-break/>Cost: chronic tension, high baseline BP</text:p>
      <text:p text:style-name="Text_20_body">You already know your pattern. Naming it gives leverage: what you can name, you can alter.</text:p>
      <text:p text:style-name="Horizontal_20_Line"/>
      <text:h text:style-name="Heading_20_2" text:outline-level="2"><text:span text:style-name="Strong_20_Emphasis">3. Break the Loop at the Physiological Level First</text:span></text:h>
      <text:p text:style-name="Text_20_body">Trying to break a decades-old stress habit through “mindset” is like trying to stop a bull with a feather.<text:line-break/>You interrupt the body first.</text:p>
      <text:p text:style-name="Text_20_body">Here’s the <text:span text:style-name="Strong_20_Emphasis">physiological interrupt</text:span> that works on all loops:</text:p>
      <text:h text:style-name="Heading_20_3" text:outline-level="3"><text:span text:style-name="Strong_20_Emphasis">The 10-Second Downshift</text:span></text:h>
      <text:list text:style-name="L9">
        <text:list-item>
          <text:p text:style-name="P9"><text:span text:style-name="Strong_20_Emphasis">Exhale hard</text:span> (3 seconds)</text:p>
        </text:list-item>
        <text:list-item>
          <text:p text:style-name="P9"><text:span text:style-name="Strong_20_Emphasis">Pause</text:span> for 1 second (not breath-holding, just stillness)</text:p>
        </text:list-item>
        <text:list-item>
          <text:p text:style-name="P9"><text:span text:style-name="Strong_20_Emphasis">Inhale slowly</text:span> (4–5 seconds)</text:p>
        </text:list-item>
        <text:list-item>
          <text:p text:style-name="P9"><text:span text:style-name="Strong_20_Emphasis">Drop your shoulders</text:span></text:p>
        </text:list-item>
        <text:list-item>
          <text:p text:style-name="P9"><text:span text:style-name="Strong_20_Emphasis">Relax your jaw deliberately</text:span></text:p>
        </text:list-item>
        <text:list-item>
          <text:p text:style-name="P9"><text:span text:style-name="Strong_20_Emphasis">Look far away</text:span> (20+ metres, out the window if needed)</text:p>
        </text:list-item>
      </text:list>
      <text:p text:style-name="Text_20_body">This ends the sympathetic surge in under 10 seconds.<text:line-break/>Repeat once if needed.</text:p>
      <text:p text:style-name="Text_20_body">Do this at the <text:span text:style-name="Strong_20_Emphasis">first sign</text:span> of your loop firing — not at full storm.</text:p>
      <text:p text:style-name="Text_20_body">If you catch the loop early, it weakens. If you catch it consistently, it dies.</text:p>
      <text:p text:style-name="Horizontal_20_Line"/>
      <text:h text:style-name="Heading_20_2" text:outline-level="2"><text:soft-page-break/><text:span text:style-name="Strong_20_Emphasis">4. Break the Loop at the Cognitive Level Second</text:span></text:h>
      <text:p text:style-name="Text_20_body">Once the body is quiet, the mind is no longer a runaway train. Now you can use precision.</text:p>
      <text:h text:style-name="Heading_20_3" text:outline-level="3"><text:span text:style-name="Strong_20_Emphasis">A. The “One-Sentence Cut-Off”</text:span></text:h>
      <text:p text:style-name="Text_20_body">Choose which statement matches your loop and use it every time:</text:p>
      <text:list text:style-name="L10">
        <text:list-item>
          <text:p text:style-name="P10">Overthinker: “Not now. Solve one thing.”</text:p>
        </text:list-item>
        <text:list-item>
          <text:p text:style-name="P10">Anger: “Slow it down.”</text:p>
        </text:list-item>
        <text:list-item>
          <text:p text:style-name="P10">Withdrawal: “Move, don’t freeze.”</text:p>
        </text:list-item>
        <text:list-item>
          <text:p text:style-name="P10">Over-responsibility: “It’s not all mine.”</text:p>
        </text:list-item>
      </text:list>
      <text:p text:style-name="Text_20_body">Short. Sharp. Effective.<text:line-break/>These are not affirmations. They’re <text:span text:style-name="Strong_20_Emphasis">commands to the nervous system</text:span>.</text:p>
      <text:p text:style-name="Horizontal_20_Line"/>
      <text:h text:style-name="Heading_20_2" text:outline-level="2"><text:span text:style-name="Strong_20_Emphasis">5. Break the Loop at the Behaviour Level Last</text:span></text:h>
      <text:p text:style-name="Text_20_body">You change your <text:span text:style-name="Emphasis">actions</text:span> after you’ve interrupted body and mind.</text:p>
      <text:h text:style-name="Heading_20_3" text:outline-level="3"><text:span text:style-name="Strong_20_Emphasis">Overthinker Behaviour Reset</text:span></text:h>
      <text:p text:style-name="Text_20_body">Do the smallest next action. Not the best one. Not the whole plan.<text:line-break/>This removes mental load instantly.</text:p>
      <text:h text:style-name="Heading_20_3" text:outline-level="3"><text:span text:style-name="Strong_20_Emphasis">Anger Behaviour Reset</text:span></text:h>
      <text:p text:style-name="Text_20_body">Walk away for 60–120 seconds and return with the 10-second downshift.<text:line-break/>Anger without fuel dies quickly.</text:p>
      <text:h text:style-name="Heading_20_3" text:outline-level="3"><text:span text:style-name="Strong_20_Emphasis">Withdrawal Behaviour Reset</text:span></text:h>
      <text:p text:style-name="Text_20_body">Do one physical action: stand, walk, wash a cup, open a window.<text:line-break/>Anything breaks the freeze.</text:p>
      <text:h text:style-name="Heading_20_3" text:outline-level="3"><text:span text:style-name="Strong_20_Emphasis">Over-Responsibility Behaviour Reset</text:span></text:h>
      <text:p text:style-name="Text_20_body">Say a micro-boundary:<text:line-break/>“I can do X, not Y.”<text:line-break/>Strong but polite. Builds capacity rapidly.</text:p>
      <text:p text:style-name="Text_20_body">These small actions are the nails in the coffin of the old loop.</text:p>
      <text:p text:style-name="Horizontal_20_Line"/>
      <text:h text:style-name="Heading_20_2" text:outline-level="2"><text:span text:style-name="Strong_20_Emphasis">6. The Two Hidden Drivers of Stress Habits</text:span></text:h>
      <text:p text:style-name="Text_20_body">If you miss these, the loop reforms.</text:p>
      <text:h text:style-name="Heading_20_3" text:outline-level="3"><text:soft-page-break/><text:span text:style-name="Strong_20_Emphasis">A. Sleep Debt</text:span></text:h>
      <text:p text:style-name="Text_20_body">Even mild sleep fragmentation can resurrect old stress responses.<text:line-break/>Fix: consistent schedule + cooler nights + morning light.</text:p>
      <text:h text:style-name="Heading_20_3" text:outline-level="3"><text:span text:style-name="Strong_20_Emphasis">B. Unfinished Tasks</text:span></text:h>
      <text:p text:style-name="Text_20_body">The brain treats unresolved tasks as threats.<text:line-break/>Fix: a 3-minute nightly list of “what’s left”.<text:line-break/>Your brain offloads instantly.</text:p>
      <text:p text:style-name="Horizontal_20_Line"/>
      <text:h text:style-name="Heading_20_2" text:outline-level="2"><text:span text:style-name="Strong_20_Emphasis">7. The 30-Day Loop Replacement Plan (Simple but Effective)</text:span></text:h>
      <text:p text:style-name="Text_20_body">You don’t need willpower. You need <text:span text:style-name="Strong_20_Emphasis">consistency</text:span>.</text:p>
      <text:h text:style-name="Heading_20_3" text:outline-level="3"><text:span text:style-name="Strong_20_Emphasis">Daily:</text:span></text:h>
      <text:list text:style-name="L11">
        <text:list-item>
          <text:p text:style-name="P11">Watch for the early signs.</text:p>
        </text:list-item>
        <text:list-item>
          <text:p text:style-name="P11">Use the 10-second downshift instantly.</text:p>
        </text:list-item>
        <text:list-item>
          <text:p text:style-name="P11">Use your one-sentence cut-off.</text:p>
        </text:list-item>
      </text:list>
      <text:h text:style-name="Heading_20_3" text:outline-level="3"><text:span text:style-name="Strong_20_Emphasis">Weekly:</text:span></text:h>
      <text:list text:style-name="L12">
        <text:list-item>
          <text:p text:style-name="P12">Review your primary loop once (30 seconds).</text:p>
        </text:list-item>
        <text:list-item>
          <text:p text:style-name="P12">Notice where it appeared and where you caught it.</text:p>
        </text:list-item>
        <text:list-item>
          <text:p text:style-name="P12">The aim is not perfection; it’s just weakening the loop.</text:p>
        </text:list-item>
      </text:list>
      <text:h text:style-name="Heading_20_3" text:outline-level="3"><text:span text:style-name="Strong_20_Emphasis">After 30 Days:</text:span></text:h>
      <text:p text:style-name="Text_20_body">Your old stress loop fires weaker, shorter, and less often.<text:line-break/>Your blood pressure follows that trend.</text:p>
      <text:p text:style-name="Horizontal_20_Line"/>
      <text:h text:style-name="Heading_20_2" text:outline-level="2"><text:span text:style-name="Strong_20_Emphasis">8. When a Loop Is More Than a Loop</text:span></text:h>
      <text:p text:style-name="Text_20_body">If stress habits cause:</text:p>
      <text:list text:style-name="L13">
        <text:list-item>
          <text:p text:style-name="P13">BP spikes above 180/110</text:p>
        </text:list-item>
        <text:list-item>
          <text:p text:style-name="P13">Chest pressure</text:p>
        </text:list-item>
        <text:list-item>
          <text:p text:style-name="P13">Panic attacks</text:p>
        </text:list-item>
        <text:list-item>
          <text:p text:style-name="P13">Sleep collapse</text:p>
        </text:list-item>
        <text:list-item>
          <text:p text:style-name="P13">Persistent palpitations</text:p>
        </text:list-item>
      </text:list>
      <text:p text:style-name="Text_20_body">Then this is not a behavioural issue — it’s a <text:span text:style-name="Strong_20_Emphasis">medical urgency</text:span>.<text:line-break/>You check it. No hesitation.</text:p>
      <text:p text:style-name="Horizontal_20_Line"><text:soft-page-break/></text:p>
      <text:h text:style-name="Heading_20_2" text:outline-level="2"><text:span text:style-name="Strong_20_Emphasis">9. The Goal: Power, Not Calm</text:span></text:h>
      <text:p text:style-name="Text_20_body">You’re not trying to become “zen” or passive.<text:line-break/>You’re aiming for control — the ability to shut down an old pattern <text:span text:style-name="Strong_20_Emphasis">before</text:span> it hijacks your physiology.</text:p>
      <text:p text:style-name="Text_20_body">You don’t change your personality.<text:line-break/>You reclaim your autonomy.</text:p>
      <text:p text:style-name="Horizontal_20_Line"/>
      <text:p text:style-name="Text_20_body">If you want the Stoic version next, just say <text:span text:style-name="Strong_20_Emphasis">13C</text:span>.</text:p>
      <text:h text:style-name="Heading_20_5" text:outline-level="5">You said:</text:h>
      <text:p text:style-name="Text_20_body">13C</text:p>
      <text:h text:style-name="Heading_20_6" text:outline-level="6">ChatGPT said:</text:h>
      <text:p text:style-name="Text_20_body">Here is <text:span text:style-name="Strong_20_Emphasis">Chapter 13C — The Stoic Method for Unshakable Blood Pressure Control</text:span>, written crisply, with zero fluff, and fully aligned with the tone and purpose of your book.</text:p>
      <text:p text:style-name="Horizontal_20_Line"/>
      <text:h text:style-name="Heading_20_1" text:outline-level="1"><text:span text:style-name="Strong_20_Emphasis">Chapter 13C — The Stoic Method for Unshakable Blood Pressure Control</text:span></text:h>
      <text:p text:style-name="Text_20_body"><text:span text:style-name="Emphasis">(Option C: The Philosophical Armour)</text:span></text:p>
      <text:p text:style-name="Text_20_body">Stoicism is often misunderstood as being emotionless. That’s wrong. The Stoics didn’t try to suppress emotion — they aimed to <text:span text:style-name="Strong_20_Emphasis">remove the unnecessary load</text:span> that emotion places on the body.</text:p>
      <text:p text:style-name="Text_20_body">High blood pressure loves unnecessary load.</text:p>
      <text:p text:style-name="Text_20_body">In this chapter, you learn the Stoic techniques that drop the emotional “noise floor”, reduce sympathetic activation, and give you the internal stability that makes BP spikes far less frequent.</text:p>
      <text:p text:style-name="Text_20_body">These methods are simple, fast, and brutally practical.</text:p>
      <text:p text:style-name="Horizontal_20_Line"/>
      <text:h text:style-name="Heading_20_2" text:outline-level="2"><text:span text:style-name="Strong_20_Emphasis">1. The Stoic Premise: Most Stress Comes From Misjudgement</text:span></text:h>
      <text:p text:style-name="Text_20_body">To a Stoic, you don’t suffer because events are bad.<text:line-break/>You suffer because you <text:span text:style-name="Strong_20_Emphasis">judge</text:span> them badly.</text:p>
      <text:p text:style-name="Text_20_body">High BP thrives on misjudgement:</text:p>
      <text:list text:style-name="L14">
        <text:list-item>
          <text:p text:style-name="P14">You think something is urgent when it isn’t.</text:p>
        </text:list-item>
        <text:list-item>
          <text:p text:style-name="P14">You think someone is threatening your dignity when they’re not.</text:p>
        </text:list-item>
        <text:list-item>
          <text:p text:style-name="P14">You think the future is catastrophic when it’s simply uncertain.</text:p>
        </text:list-item>
      </text:list>
      <text:p text:style-name="Text_20_body"><text:soft-page-break/>Stoicism gives you a system to stop the misjudgement before the body overreacts.</text:p>
      <text:p text:style-name="Horizontal_20_Line"/>
      <text:h text:style-name="Heading_20_2" text:outline-level="2"><text:span text:style-name="Strong_20_Emphasis">2. The Dichotomy of Control (The First Filter)</text:span></text:h>
      <text:p text:style-name="Text_20_body">Everything that happens to you can be sorted into two buckets:</text:p>
      <text:h text:style-name="Heading_20_3" text:outline-level="3"><text:span text:style-name="Strong_20_Emphasis">A. Things you control</text:span></text:h>
      <text:p text:style-name="Text_20_body">Your actions, decisions, habits, responses.</text:p>
      <text:h text:style-name="Heading_20_3" text:outline-level="3"><text:span text:style-name="Strong_20_Emphasis">B. Things you don’t</text:span></text:h>
      <text:p text:style-name="Text_20_body">Other people’s choices, medical statistics, market forces, luck, delays, noise, the future.</text:p>
      <text:p text:style-name="Text_20_body">Here’s the test that Stoics used and you will use:</text:p>
      <text:p text:style-name="Quotations"><text:span text:style-name="Strong_20_Emphasis">“Did I cause this?”</text:span><text:line-break/>If the answer is <text:span text:style-name="Strong_20_Emphasis">no</text:span>, then your duty is acceptance, not agitation.</text:p>
      <text:p text:style-name="Text_20_body">This one question can prevent half of all stress-driven BP elevations.</text:p>
      <text:p text:style-name="Horizontal_20_Line"/>
      <text:h text:style-name="Heading_20_2" text:outline-level="2"><text:span text:style-name="Strong_20_Emphasis">3. The Stoic Pause (Stops Emotional Spikes Dead)</text:span></text:h>
      <text:p text:style-name="Text_20_body">The Stoics had a mental reflex:</text:p>
      <text:p text:style-name="Quotations"><text:span text:style-name="Strong_20_Emphasis">“Is this actually harming me right now?”</text:span></text:p>
      <text:p text:style-name="Text_20_body">95% of the time, the answer is <text:span text:style-name="Strong_20_Emphasis">no</text:span>.</text:p>
      <text:p text:style-name="Text_20_body">This realisation cuts the sympathetic spike instantly. The body stops reacting to phantoms.</text:p>
      <text:p text:style-name="Text_20_body">Pair this with the 10-second exhale technique you learned earlier, and you have a complete emotional circuit-breaker.</text:p>
      <text:p text:style-name="Horizontal_20_Line"/>
      <text:h text:style-name="Heading_20_2" text:outline-level="2"><text:span text:style-name="Strong_20_Emphasis">4. Voluntary Discomfort (Builds Stress Resilience)</text:span></text:h>
      <text:p text:style-name="Text_20_body">Stoics trained themselves to become less sensitive to discomfort by <text:span text:style-name="Strong_20_Emphasis">choosing</text:span> mild difficulty deliberately.</text:p>
      <text:p text:style-name="Text_20_body">Modern application:</text:p>
      <text:list text:style-name="L15">
        <text:list-item>
          <text:p text:style-name="P15">Take a colder shower for 15 seconds.</text:p>
        </text:list-item>
        <text:list-item>
          <text:p text:style-name="P15">Skip sugar one day a week.</text:p>
        </text:list-item>
        <text:list-item>
          <text:p text:style-name="P15">Walk the last 200 metres instead of parking close.</text:p>
        </text:list-item>
        <text:list-item>
          <text:p text:style-name="P15">Work without checking your phone for one hour.</text:p>
        </text:list-item>
      </text:list>
      <text:p text:style-name="Text_20_body"><text:soft-page-break/>These small acts reduce your reactivity.<text:line-break/>A less reactive nervous system equals lower BP.</text:p>
      <text:p text:style-name="Text_20_body">This is not asceticism. It’s conditioning.</text:p>
      <text:p text:style-name="Horizontal_20_Line"/>
      <text:h text:style-name="Heading_20_2" text:outline-level="2"><text:span text:style-name="Strong_20_Emphasis">5. Negative Visualisation (Stops Fear Loops Cold)</text:span></text:h>
      <text:p text:style-name="Text_20_body">The Stoic method:</text:p>
      <text:list text:style-name="L16">
        <text:list-item>
          <text:p text:style-name="P16">Imagine the worst reasonable outcome.</text:p>
        </text:list-item>
        <text:list-item>
          <text:p text:style-name="P16">Accept that you can handle it.</text:p>
        </text:list-item>
        <text:list-item>
          <text:p text:style-name="P16">Move on.</text:p>
        </text:list-item>
      </text:list>
      <text:p text:style-name="Text_20_body">This destroys anxiety-driven BP spikes.</text:p>
      <text:p text:style-name="Text_20_body">You’re not catastrophising; you’re rehearsing competence.<text:line-break/>A prepared mind doesn’t panic.</text:p>
      <text:p text:style-name="Text_20_body">Example:<text:line-break/>Instead of fearing a future health event, you briefly imagine dealing with it calmly — and surviving it.<text:line-break/>Your brain stops looping “what if?”, because the answer becomes: “I’ll handle it.”</text:p>
      <text:p text:style-name="Horizontal_20_Line"/>
      <text:h text:style-name="Heading_20_2" text:outline-level="2"><text:span text:style-name="Strong_20_Emphasis">6. The Discipline of Assent (Controlling What You Believe)</text:span></text:h>
      <text:p text:style-name="Text_20_body">Epictetus taught that you cannot control what thoughts arrive, only which ones you <text:span text:style-name="Strong_20_Emphasis">assent</text:span> to — accept as true.</text:p>
      <text:p text:style-name="Text_20_body">When a stressful thought shows up (“This is terrible!”, “I can’t cope!”), your job is not to fight it. Your job is to challenge its legitimacy.</text:p>
      <text:p text:style-name="Text_20_body">Ask:</text:p>
      <text:p text:style-name="Quotations"><text:span text:style-name="Strong_20_Emphasis">“Is this thought useful?”</text:span></text:p>
      <text:p text:style-name="Quotations"><text:span text:style-name="Strong_20_Emphasis">“Do I have evidence for this interpretation?”</text:span></text:p>
      <text:p text:style-name="Text_20_body">Most stressful thoughts collapse under basic scrutiny.</text:p>
      <text:p text:style-name="Text_20_body">The result?<text:line-break/>Your BP never gets the signal to rise.</text:p>
      <text:p text:style-name="Horizontal_20_Line"/>
      <text:h text:style-name="Heading_20_2" text:outline-level="2"><text:span text:style-name="Strong_20_Emphasis">7. Amor Fati (The Most Powerful Stress Reducer in Philosophy)</text:span></text:h>
      <text:p text:style-name="Text_20_body">“Love your fate.”<text:line-break/>The Stoics didn’t mean “enjoy suffering”. They meant this:</text:p>
      <text:p text:style-name="Quotations"><text:soft-page-break/><text:span text:style-name="Strong_20_Emphasis">“If something happens and I cannot prevent it, then I choose to work with it, not against it.”</text:span></text:p>
      <text:p text:style-name="Text_20_body">This removes the internal resistance that drives chronic tension.<text:line-break/>Your body stops bracing against reality.</text:p>
      <text:p text:style-name="Text_20_body">Resistance elevates pressure — inner and physiological.<text:line-break/>Acceptance dissolves it.</text:p>
      <text:p text:style-name="Horizontal_20_Line"/>
      <text:h text:style-name="Heading_20_2" text:outline-level="2"><text:span text:style-name="Strong_20_Emphasis">8. The Stoic Daily Practice (10 Minutes, Once a Day)</text:span></text:h>
      <text:p text:style-name="Text_20_body">Here’s a routine aligned with blood pressure control:</text:p>
      <text:h text:style-name="Heading_20_3" text:outline-level="3"><text:span text:style-name="Strong_20_Emphasis">Morning (2 minutes)</text:span></text:h>
      <text:p text:style-name="Text_20_body">Ask:<text:line-break/><text:span text:style-name="Strong_20_Emphasis">“What stresses might appear today, and how will I respond?”</text:span><text:line-break/>This primes your prefrontal cortex to stay in charge.</text:p>
      <text:h text:style-name="Heading_20_3" text:outline-level="3"><text:span text:style-name="Strong_20_Emphasis">Midday (1 minute)</text:span></text:h>
      <text:p text:style-name="Text_20_body">Ask:<text:line-break/><text:span text:style-name="Strong_20_Emphasis">“What am I reacting to that is outside my control?”</text:span><text:line-break/>Release it. Done.</text:p>
      <text:h text:style-name="Heading_20_3" text:outline-level="3"><text:span text:style-name="Strong_20_Emphasis">Evening (7 minutes)</text:span></text:h>
      <text:p text:style-name="Text_20_body">Journal three lines:</text:p>
      <text:list text:style-name="L17">
        <text:list-item>
          <text:p text:style-name="P17">What went well?</text:p>
        </text:list-item>
        <text:list-item>
          <text:p text:style-name="P17">What triggered me?</text:p>
        </text:list-item>
        <text:list-item>
          <text:p text:style-name="P17">How can I remove that trigger’s power tomorrow?</text:p>
        </text:list-item>
      </text:list>
      <text:p text:style-name="Text_20_body">This is Marcus Aurelius’s habit — and it works.</text:p>
      <text:p text:style-name="Horizontal_20_Line"/>
      <text:h text:style-name="Heading_20_2" text:outline-level="2"><text:span text:style-name="Strong_20_Emphasis">9. The Goal Is Lucidity, Not Calm</text:span></text:h>
      <text:p text:style-name="Text_20_body">Stoicism doesn’t turn you into a soft, passive monk.<text:line-break/>It sharpens your perception and removes illusions — especially emotional ones.</text:p>
      <text:p text:style-name="Text_20_body">Calm is a <text:span text:style-name="Strong_20_Emphasis">by-product</text:span>, not the aim.</text:p>
      <text:p text:style-name="Text_20_body">The aim is <text:span text:style-name="Strong_20_Emphasis">clarity</text:span>, and clarity is the natural enemy of stress.</text:p>
      <text:p text:style-name="Text_20_body">When you practise Stoic clarity, your blood pressure has fewer reasons to rise.</text:p>
      <text:p text:style-name="Horizontal_20_Line"/>
      <text:h text:style-name="Heading_20_2" text:outline-level="2"><text:soft-page-break/><text:span text:style-name="Strong_20_Emphasis">10. Integrating Stoicism Into Your BP Plan</text:span></text:h>
      <text:p text:style-name="Text_20_body">Use Stoicism as the “philosophical backbone” of your physical health plan.<text:line-break/>It gives structure to your decisions and stability to your reactions.</text:p>
      <text:p text:style-name="Text_20_body">Your BP benefits from:</text:p>
      <text:list text:style-name="L18">
        <text:list-item>
          <text:p text:style-name="P18">fewer spikes</text:p>
        </text:list-item>
        <text:list-item>
          <text:p text:style-name="P18">shorter stress windows</text:p>
        </text:list-item>
        <text:list-item>
          <text:p text:style-name="P18">less internal resistance</text:p>
        </text:list-item>
        <text:list-item>
          <text:p text:style-name="P18">faster recovery</text:p>
        </text:list-item>
        <text:list-item>
          <text:p text:style-name="P18">predictable routines</text:p>
        </text:list-item>
        <text:list-item>
          <text:p text:style-name="P18">a stronger sense of agency</text:p>
        </text:list-item>
      </text:list>
      <text:p text:style-name="Text_20_body">This is not mind-over-body.<text:line-break/>It’s mind-and-body working in the same direction.</text:p>
      <text:p text:style-name="Text_20_body"/>
      <text:h text:style-name="Heading_20_2" text:outline-level="2"><text:span text:style-name="Strong_20_Emphasis">7. The Emotional “Reset Protocol” (5 Minutes)</text:span></text:h>
      <text:p text:style-name="Text_20_body">Use when BP is high, or after a stressful situation.</text:p>
      <text:list text:style-name="L4">
        <text:list-item>
          <text:p text:style-name="P4">Sit or stand upright.</text:p>
        </text:list-item>
        <text:list-item>
          <text:p text:style-name="P4">One slow exhale (3–4 seconds).</text:p>
        </text:list-item>
        <text:list-item>
          <text:p text:style-name="P4">One deep inhale (4–5 seconds).</text:p>
        </text:list-item>
        <text:list-item>
          <text:p text:style-name="P4">Put one hand lightly on your abdomen (anchors breath).</text:p>
        </text:list-item>
        <text:list-item>
          <text:p text:style-name="P4">Look at something distant.</text:p>
        </text:list-item>
        <text:list-item>
          <text:p text:style-name="P4">Say (internally), “Not now.”</text:p>
        </text:list-item>
        <text:list-item>
          <text:p text:style-name="P4">Walk for 60–90 seconds.</text:p>
        </text:list-item>
      </text:list>
      <text:p text:style-name="Text_20_body">This sequence calms the chemical cascade before it can seal itself in for the next hour.</text:p>
      <text:p text:style-name="Horizontal_20_Line"/>
      <text:h text:style-name="Heading_20_2" text:outline-level="2"><text:span text:style-name="Strong_20_Emphasis">8. When to Suspect Stress Is the Primary Driver of Your Hypertension</text:span></text:h>
      <text:list text:style-name="L5">
        <text:list-item>
          <text:p text:style-name="P5">Your BP varies wildly across the day (e.g., 165/95 → 135/80).</text:p>
        </text:list-item>
        <text:list-item>
          <text:p text:style-name="P5">BP jumps 20+ points during conflict or bad news.</text:p>
        </text:list-item>
        <text:list-item>
          <text:p text:style-name="P5">Morning BP is high even after decent sleep.</text:p>
        </text:list-item>
        <text:list-item>
          <text:p text:style-name="P5">White-coat effect is strong.</text:p>
        </text:list-item>
        <text:list-item>
          <text:p text:style-name="P5">Lifestyle changes help <text:span text:style-name="Emphasis">some</text:span>, but not enough.</text:p>
        </text:list-item>
      </text:list>
      <text:p text:style-name="Text_20_body"><text:soft-page-break/>These patterns often point to stress hormones as the main culprit.</text:p>
      <text:p text:style-name="Horizontal_20_Line"/>
      <text:h text:style-name="Heading_20_2" text:outline-level="2"><text:span text:style-name="Strong_20_Emphasis">9. When Emotional Surges Are Dangerous</text:span></text:h>
      <text:p text:style-name="Text_20_body">Rare but important to know.</text:p>
      <text:p text:style-name="Text_20_body">Seek urgent help if emotional triggers cause:</text:p>
      <text:list text:style-name="L6">
        <text:list-item>
          <text:p text:style-name="P6">Sudden severe headache</text:p>
        </text:list-item>
        <text:list-item>
          <text:p text:style-name="P6">Chest pain or pressure</text:p>
        </text:list-item>
        <text:list-item>
          <text:p text:style-name="P6">Vision changes</text:p>
        </text:list-item>
        <text:list-item>
          <text:p text:style-name="P6">New weakness or slurred speech</text:p>
        </text:list-item>
        <text:list-item>
          <text:p text:style-name="P6">Heart palpitations lasting more than a few minutes</text:p>
        </text:list-item>
      </text:list>
      <text:p text:style-name="Text_20_body">Better to check and be wrong than to ignore and be unlucky.</text:p>
      <text:p text:style-name="Horizontal_20_Line"/>
      <text:h text:style-name="Heading_20_2" text:outline-level="2"><text:span text:style-name="Strong_20_Emphasis">10. The Goal: Not Calm — Control</text:span></text:h>
      <text:p text:style-name="Text_20_body">You don’t need to become a monk. Just reduce:</text:p>
      <text:list text:style-name="L7">
        <text:list-item>
          <text:p text:style-name="P7">The number of stress hormone releases</text:p>
        </text:list-item>
        <text:list-item>
          <text:p text:style-name="P7">The duration of each</text:p>
        </text:list-item>
        <text:list-item>
          <text:p text:style-name="P7">The intensity of the worst ones</text:p>
        </text:list-item>
      </text:list>
      <text:p text:style-name="Text_20_body">Do that, and your BP will naturally track downward over weeks.</text:p>
      <text:p text:style-name="Text_20_body">This chapter gives you the mechanism. The coming chapters give you the systems to automate 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ZA"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FreeSans1" style:font-family-complex="FreeSans" style:font-family-generic-complex="system" style:font-pitch-complex="variable" style:font-size-complex="7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6T15:51:54.360771743</meta:creation-date>
    <dc:date>2025-11-26T23:18:34.789721184</dc:date>
    <meta:editing-duration>PT57M27S</meta:editing-duration>
    <meta:editing-cycles>2</meta:editing-cycles>
    <meta:generator>LibreOffice/24.2.7.2$Linux_X86_64 LibreOffice_project/420$Build-2</meta:generator>
    <meta:document-statistic meta:table-count="0" meta:image-count="0" meta:object-count="0" meta:page-count="13" meta:paragraph-count="271" meta:word-count="2675" meta:character-count="16262" meta:non-whitespace-character-count="13921"/>
  </office:meta>
</office:document-meta>
</file>